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0216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0a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officeooo:rsid="0000f0a6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00f0a6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0f0a6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0f0a6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216ee" style:font-weight-asian="bold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00f0a6"/>
    </style:style>
    <style:style style:name="T24" style:family="text">
      <style:text-properties officeooo:rsid="00021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S2Mouse</text:p>
      <text:p text:style-name="Standard"/>
      <text:p text:style-name="Standard">Este módulo se ha creado porque en un ratón PS2 estándar hay dos encoders (x, y) y dos pulsadores y si es uno de tipo Intelli Mouse tendrá tres encoders (x, y, z) y tres (o cinco pulsadores), lo que da muchos usos potenciales y además la gestión de los mismos es ajena a la placa. Se necesitan dos pines para la gestión de un ratón y aunque cualquier pin sería válido se ha limitado el máximo de ratones a 3 (se puede cambiar el límite fácilmente modificando la siguiente línea </text:p>
      <text:p text:style-name="Standard"><text:s text:c="6"/>#define MAX_MICE <text:s text:c="19"/>0x03</text:p>
      <text:p text:style-name="Standard">en el fichero <text:span text:style-name="T3">FirmataPS2Mouse.h </text:span><text:span text:style-name="T6">por un valor más elevado</text:span>).</text:p>
      <text:p text:style-name="Standard"/>
      <text:p text:style-name="P9">Se necesita instalar <text:span text:style-name="T23">dos </text:span>biblioteca<text:span text:style-name="T23">s</text:span> nuev<text:span text:style-name="T23">as, una para el ratón y la otra para el nuevo módulo de ConfigurableFirmata.</text:span> La biblioteca para Arduino está basada en la mezcla de estas dos (<text:a xlink:type="simple" xlink:href="https://github.com/kristopher/PS2-Mouse-Arduino" text:style-name="Internet_20_link" text:visited-style-name="Visited_20_Internet_20_Link">github.com/kristopher/PS2-Mouse-Arduino</text:a> y <text:a xlink:type="simple" xlink:href="https://github.com/rucek" text:style-name="Internet_20_link" text:visited-style-name="Visited_20_Internet_20_Link"><text:span text:style-name="T13">rucek</text:span></text:a><text:span text:style-name="T13">/</text:span><text:a xlink:type="simple" xlink:href="https://github.com/rucek/arduino-ps2-mouse" text:style-name="Internet_20_link" text:visited-style-name="Visited_20_Internet_20_Link"><text:span text:style-name="Strong_20_Emphasis"><text:span text:style-name="T13">arduino-ps2-mouse</text:span></text:span></text:a><text:span text:style-name="Strong_20_Emphasis"><text:span text:style-name="T13">)</text:span></text:span> con pequeños cambios. La instalación de esta biblioteca se realiza de la forma habitual, descargando <text:span text:style-name="T24">los</text:span> fichero<text:span text:style-name="T24">s</text:span> “<text:span text:style-name="T15">PS</text:span><text:span text:style-name="T7">2</text:span><text:span text:style-name="T8">M</text:span><text:span text:style-name="T7">ouse.zip</text:span>” <text:span text:style-name="T24">y “</text:span><text:span text:style-name="T16">FirmataPS2Mouse.</text:span><text:span text:style-name="T15">zip</text:span><text:span text:style-name="T23">” </text:span>de la parte de “arduino code” e instalándolo en el IDE, por último hay que añadir algunas líneas en el fichero “<text:span text:style-name="T1">ConfigurableFirmata.ino”</text:span> para que tenga en cuenta el nuevo módulo.</text:p>
      <text:p text:style-name="Standard">Después de las líneas</text:p>
      <text:p text:style-name="Standard"><text:tab/>#include &lt;FirmataScheduler.h&gt;</text:p>
      <text:p text:style-name="Standard"><text:tab/>FirmataScheduler scheduler;</text:p>
      <text:p text:style-name="Standard"/>
      <text:p text:style-name="Standard">hay que añadir estas</text:p>
      <text:p text:style-name="Standard"><text:tab/><text:span text:style-name="T4">#include &lt;PS2Mouse.h&gt;</text:span></text:p>
      <text:p text:style-name="P3"><text:tab/>#include &lt;FirmataPS2Mouse.h&gt;</text:p>
      <text:p text:style-name="P3"><text:tab/>FirmataPS2Mouse ps2mouse;</text:p>
      <text:p text:style-name="Standard"/>
      <text:p text:style-name="Standard">en el procedimiento <text:span text:style-name="T3">initFirmata</text:span> y después de</text:p>
      <text:p text:style-name="Standard"><text:tab/>firmataExt.addFeature(scheduler);</text:p>
      <text:p text:style-name="Standard">se añade</text:p>
      <text:p text:style-name="Standard"><text:tab/><text:span text:style-name="T1">firmataExt.addFeature(ps2mouse); </text:span><text:s text:c="2"/></text:p>
      <text:p text:style-name="Standard"/>
      <text:p text:style-name="Standard">y por último en procedimiento <text:span text:style-name="T3">loop()</text:span> dentro del <text:span text:style-name="T3">if (reporting.elapsed()) {</text:span></text:p>
      <text:p text:style-name="Standard"><text:s text:c="4"/>…</text:p>
      <text:p text:style-name="Standard"><text:s text:c="4"/><text:span text:style-name="T1">ps2mouse.report();</text:span></text:p>
      <text:p text:style-name="Standard"><text:s/><text:span text:style-name="T3"><text:s/>}</text:span>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ataPin, ClockPin: </text:span><text:span text:style-name="T11">pines utilizados para comunicación con el ratón.</text:span></text:p>
      <text:p text:style-name="Standard"><text:span text:style-name="T1">Device: </text:span>número de ratón, de 0 a 2 (ampliable con el MAX_MICE).</text:p>
      <text:p text:style-name="Standard"><text:span text:style-name="T1">MouseType:</text:span> tipo de ratón, uno de (STANDARD, INTELLI_MOUSE, FIVEBUTTONS, STILL_UNKNOWN).</text:p>
      <text:p text:style-name="Standard"><text:span text:style-name="T1">MouseData:</text:span> registro con la última lectura del ratón.</text:p>
      <text:p text:style-name="Standard"><text:span text:style-name="T1">Status:</text:span> almacena el último valor del registro de <text:span text:style-name="T3">Status</text:span> leído, no confundir con <text:span text:style-name="T3">status</text:span> de <text:span text:style-name="T3">MouseData</text:span>.</text:p>
      <text:p text:style-name="Standard"><text:span text:style-name="T1">Scaling:</text:span> uno de (PS2MOUSE_SCALING_1_TO_1, PS2MOUSE_SCALING_2_TO_1).</text:p>
      <text:p text:style-name="Standard"><text:span text:style-name="T1">Mode: </text:span><text:span text:style-name="T11">uno de (PS2MOUSE_STREAM, PS2MOUSE_REMOTE).</text:span></text:p>
      <text:p text:style-name="Standard"><text:span text:style-name="T1">Resolution:</text:span> uno de (PS2MOUSE_1_COUNT_MM, PS2MOUSE_2_COUNT_MM, PS2MOUSE_4_COUNT_MM, PS2MOUSE_8_COUNT_MM).</text:p>
      <text:p text:style-name="Standard"><text:span text:style-name="T4">SampleRate:</text:span> uno de (R_10, R_20, R_40, R_60, R_80, R_100, R_200).</text:p>
      <text:p text:style-name="Standard"><text:span text:style-name="T1">Reporting:</text:span> configura el modo automático de lectura de posición del ratón.</text:p>
      <text:p text:style-name="Standard"><text:soft-page-break/></text:p>
      <text:p text:style-name="Standard"><text:span text:style-name="T3">ClockPin y DataPin</text:span> se comprueban sólo cuando se hace <text:span text:style-name="T1">Enabled</text:span> <text:span text:style-name="T3">True</text:span> para activar la instancia correspondiente, mostrando un error si fuera el caso, también se comprueba si el pin está asignado a otra instancia <text:span text:style-name="T3">TPin</text:span> o pertenece a un módulo activo. La instancia se activa con los siguientes valores por defecto, PS2MOUSE_REMOTE, PS2MOUSE_8_COUNT_MM, R_60 y SCALING_1_TO_1.</text:p>
      <text:p text:style-name="Standard"/>
      <text:p text:style-name="Standard">Sólo está previsto el funcionamiento en modo REMOTE.</text:p>
      <text:p text:style-name="Standard"/>
      <text:p text:style-name="Standard">Las órdenes aceptadas por ConfigurableFirmata son:</text:p>
      <text:p text:style-name="Standard"><text:tab/> <text:span text:style-name="T1">config</text:span><text:span text:style-name="T11">, configura los pines del ratón y el modo inicial.</text:span></text:p>
      <text:p text:style-name="Standard"><text:tab/><text:tab/><text:span text:style-name="T17">0 <text:s/>START_SYSEX <text:s text:c="5"/>(0xF0)</text:span></text:p>
      <text:p text:style-name="P4"><text:tab/><text:tab/>1 <text:s/>PS2MOUSE_DATA <text:s text:c="4"/>(0x50)</text:p>
      <text:p text:style-name="P4"><text:tab/><text:tab/>2 <text:s/>PS2MOUSE_CONFIG <text:s text:c="2"/>(0x02)</text:p>
      <text:p text:style-name="P4"><text:tab/><text:tab/>3 <text:s/>mouse number <text:s text:c="5"/>(0-3)</text:p>
      <text:p text:style-name="P4"><text:tab/><text:tab/>3 <text:s/>ClockPin <text:s text:c="9"/>(0-127)</text:p>
      <text:p text:style-name="P4"><text:tab/><text:tab/>4 <text:s/>DataPin <text:s text:c="10"/>(0-127)</text:p>
      <text:p text:style-name="P4"><text:tab/><text:tab/>5 <text:s/>Mode <text:s text:c="13"/>(optional) REMOTE 1, STREAM 0</text:p>
      <text:p text:style-name="P4"><text:tab/><text:tab/>5/6 <text:s/>END_SYSEX (0xF7)</text:p>
      <text:p text:style-name="P4"><text:s text:c="13"/><text:span text:style-name="T19"><text:s text:c="2"/>queryStatus</text:span><text:span text:style-name="T22">, solicita el registro de estado del ratón.</text:span></text:p>
      <text:p text:style-name="P4"><text:s text:c="15"/><text:tab/><text:tab/>0 <text:s/>START_SYSEX <text:s text:c="5"/>(0xF0)</text:p>
      <text:p text:style-name="P4"><text:tab/><text:tab/>1 <text:s/>PS2MOUSE_DATA <text:s text:c="4"/>(0x50)</text:p>
      <text:p text:style-name="P4"><text:s/><text:tab/><text:tab/>2 <text:s/>PS2MOUSE_STATUS <text:s text:c="2"/>(0x01)</text:p>
      <text:p text:style-name="P4"><text:s/><text:tab/><text:tab/>3 <text:s/>Mouse number <text:s text:c="5"/>(0-2)</text:p>
      <text:p text:style-name="P4"><text:s/><text:tab/><text:tab/>4 <text:s/>END_SYSEX <text:s text:c="7"/>(0xF7)</text:p>
      <text:p text:style-name="P4"><text:span text:style-name="T20"><text:tab/>q</text:span><text:span text:style-name="T19">ueryDeviceID</text:span><text:span text:style-name="T22">, solicita el tipo de ratón conectado.</text:span>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s/><text:tab/><text:tab/>2 <text:s/>PS2MOUSE_DEVICEID <text:s text:c="2"/>(0x03)</text:p>
      <text:p text:style-name="P4"><text:s/><text:tab/><text:tab/>3 <text:s/>Mouse number <text:s text:c="5"/>(0-2)</text:p>
      <text:p text:style-name="P4"><text:s/><text:tab/><text:tab/>4 <text:s/>END_SYSEX <text:s text:c="7"/>(0xF7</text:p>
      <text:p text:style-name="P4"><text:span text:style-name="T20"><text:tab/>queryData</text:span><text:span text:style-name="T21">, solicita el registro de movimiento del ratón.</text:span></text:p>
      <text:p text:style-name="P4"><text:tab/><text:tab/>0 <text:s/>START_SYSEX <text:s text:c="5"/>(0xF0)</text:p>
      <text:p text:style-name="P4"><text:tab/><text:tab/>1 <text:s/>PS2MOUSE_DATA <text:s text:c="2"/>(0x50)</text:p>
      <text:p text:style-name="P4"><text:tab/><text:tab/>2 <text:s/>PS2MOUSE_DATA <text:s text:c="3"/>(0x50)</text:p>
      <text:p text:style-name="P4"><text:tab/><text:tab/>3 <text:s/>Mouse number <text:s text:c="5"/>(0-2)</text:p>
      <text:p text:style-name="P4"><text:tab/><text:tab/>4 <text:s/>END_SYSEX <text:s text:c="7"/>(0xF7)</text:p>
      <text:p text:style-name="P5"><text:tab/><text:span text:style-name="T1">reset</text:span>, reinializa el ratón.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tab/><text:tab/>2 <text:s/>PS2MOUSE_RESET <text:s text:c="2"/>(0x00)</text:p>
      <text:p text:style-name="P4"><text:tab/><text:tab/>3 <text:s/>Mouse number <text:s text:c="5"/>(0-2)</text:p>
      <text:p text:style-name="P4"><text:tab/><text:tab/>4 <text:s/>END_SYSEX <text:s text:c="7"/>(0xF7)</text:p>
      <text:p text:style-name="P6"><text:tab/><text:span text:style-name="T1">sendSampleRate</text:span>, configura la velocidad de lectura de datos del ratón.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SAMPLE_RATE <text:s text:c="3"/>(0x05)</text:p>
      <text:p text:style-name="P4"><text:tab/><text:tab/>3 <text:s/>Mouse number <text:s text:c="5"/>(0-2)</text:p>
      <text:p text:style-name="P4"><text:tab/><text:tab/>4 <text:s/>sample rate <text:s text:c="7"/>lsb</text:p>
      <text:p text:style-name="P4"><text:tab/><text:tab/>5 <text:s/>sample rate <text:s text:c="7"/>msb</text:p>
      <text:p text:style-name="P4"><text:tab/><text:tab/>6 <text:s/>END_SYSEX <text:s text:c="7"/>(0xF7)</text:p>
      <text:p text:style-name="P6"><text:tab/><text:span text:style-name="T1">sendResolution</text:span>, configura resolución del ratón. 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RESOLUTION <text:s text:c="3"/>(0x04)</text:p>
      <text:p text:style-name="P4"><text:tab/><text:tab/>3 <text:s/>Mouse number <text:s text:c="5"/>(0-2)</text:p>
      <text:p text:style-name="P4"><text:tab/><text:tab/>4 <text:s/>resolution <text:s text:c="7"/>(0-3)</text:p>
      <text:p text:style-name="P4"><text:tab/><text:tab/>5 <text:s/>END_SYSEX <text:s text:c="7"/>(0xF7)</text:p>
      <text:p text:style-name="P7"><text:tab/>sendReporting<text:span text:style-name="T11">, activa el modo de reporte automático de la posición del ratón. </text:span>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REPORTING <text:s text:c="2"/>(0x06)</text:p>
      <text:p text:style-name="P4"><text:tab/><text:tab/>3 <text:s/>Mouse number <text:s text:c="5"/>(0-2)</text:p>
      <text:p text:style-name="P4"><text:tab/><text:tab/>4 <text:s/>Reporting <text:s text:c="8"/>(0-1) 1 enable, 0 disable, it is firmata reporting not mouse reporting</text:p>
      <text:p text:style-name="P4"><text:tab/><text:tab/>5 <text:s/>END_SYSEX <text:s text:c="7"/>(0xF7)</text:p>
      <text:p text:style-name="P6"><text:soft-page-break/><text:tab/><text:span text:style-name="T1">sendFiveButtonsMode</text:span>, modo especial en INTELLI MOUSE, cuando el ratón tiene 5 botones, pero wheel es de sólo 4 bits.</text:p>
      <text:p text:style-name="P4"><text:tab/><text:tab/>0 <text:s/>START_SYSEX <text:s text:c="5"/>(0xF0)</text:p>
      <text:p text:style-name="P4"><text:s/><text:tab/><text:tab/>1 <text:s/>PS2MOUSE_DATA <text:s text:c="5"/>(0x50)</text:p>
      <text:p text:style-name="P4"><text:s/><text:tab/><text:tab/>2 <text:s/>PS2MOUSE_SET_FIVE_BUTTONS <text:s/>(0x07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6"><text:tab/>s<text:span text:style-name="T1">endRemoteMode</text:span>, configura el ratón en modo REMOTE.</text:p>
      <text:p text:style-name="P4"><text:tab/><text:tab/>0 <text:s/>START_SYSEX <text:s text:c="5"/>(0xF0)</text:p>
      <text:p text:style-name="P4"><text:s/><text:tab/><text:tab/>1 <text:s/>PS2MOUSE_DATA <text:s text:c="3"/>(0x50)</text:p>
      <text:p text:style-name="P4"><text:s/><text:tab/><text:tab/>2 <text:s/>PS2MOUSE_SET_REMOTE_MODE <text:s text:c="2"/>(0x09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4"><text:span text:style-name="T18"><text:s text:c="12"/></text:span><text:span text:style-name="T19">queryDeviceID response</text:span>,</text:p>
      <text:p text:style-name="P4"><text:tab/><text:tab/>0 <text:s/>START_SYSEX <text:s text:c="5"/>(0xF0)</text:p>
      <text:p text:style-name="P4"><text:s text:c="2"/><text:tab/><text:tab/>1 <text:s/>PS2MOUSE_DATA <text:s/>(0x50)</text:p>
      <text:p text:style-name="P4"><text:s text:c="2"/><text:tab/><text:tab/>2 <text:s/>PS2MOUSE_DATA <text:s text:c="2"/>(0x50)</text:p>
      <text:p text:style-name="P4"><text:s text:c="2"/><text:tab/><text:tab/>3 <text:s/>Mouse number <text:s text:c="5"/>(0-2)</text:p>
      <text:p text:style-name="P4"><text:s text:c="2"/><text:tab/><text:tab/>4 <text:s/>Mouse Type <text:s text:c="6"/>(0-127) <text:s text:c="3"/>0 = standard, 3 = intelli_mouse, 4 = five buttons</text:p>
      <text:p text:style-name="P4"><text:s text:c="2"/><text:tab/><text:tab/>5 END_SYSEX <text:s text:c="7"/>(0xF7)</text:p>
      <text:p text:style-name="P5"><text:tab/><text:span text:style-name="T1">queryStatus response</text:span>,</text:p>
      <text:p text:style-name="P4"><text:s/><text:tab/><text:tab/>0 <text:s/>START_SYSEX <text:s text:c="5"/>(0xF0)</text:p>
      <text:p text:style-name="P4"><text:tab/><text:tab/>1 <text:s/>PS2MOUSE_DATA <text:s text:c="3"/>(0x50)</text:p>
      <text:p text:style-name="P4"><text:s text:c="8"/><text:tab/><text:tab/>2 <text:s/>PS2MOUSE_STATUS <text:s text:c="2"/>(0x01)</text:p>
      <text:p text:style-name="P4"><text:s text:c="8"/><text:tab/><text:tab/>3 <text:s/>Mouse number <text:s text:c="5"/>(0-2)</text:p>
      <text:p text:style-name="P4"><text:s text:c="8"/><text:tab/><text:tab/>4 <text:s/>status <text:s text:c="11"/>(lsb) <text:s/>//Status bits: bit 7: always 0; bit 6: Mode: 1 remote, 0 stream; bit 5: enable internal reporting</text:p>
      <text:p text:style-name="P4"><text:s text:c="8"/><text:tab/><text:tab/>5 <text:s/>status <text:s text:c="11"/>(msb) //bit 4: scaling; bit 3: always 0; bit 2: middle button; bit 1:right button; bit 0: left button</text:p>
      <text:p text:style-name="P4"><text:s text:c="8"/><text:tab/><text:tab/>6 Resolution <text:s text:c="7"/>(lsb)</text:p>
      <text:p text:style-name="P4"><text:s text:c="8"/><text:tab/><text:tab/>7 Resolution <text:s text:c="7"/>(msb)</text:p>
      <text:p text:style-name="P4"><text:s text:c="8"/><text:tab/><text:tab/>8 SampleRate <text:s text:c="7"/>(lsb)</text:p>
      <text:p text:style-name="P4"><text:s text:c="8"/><text:tab/><text:tab/>9 SampleRate <text:s text:c="7"/>(msb)</text:p>
      <text:p text:style-name="P4"><text:s text:c="8"/><text:tab/><text:tab/>10 END_SYSEX <text:s text:c="7"/>(0xF7)</text:p>
      <text:p text:style-name="P5"><text:tab/><text:span text:style-name="T1">queryData response</text:span>,</text:p>
      <text:p text:style-name="P4"><text:s text:c="4"/><text:tab/><text:tab/>0 <text:s/>START_SYSEX <text:s text:c="5"/>(0xF0)</text:p>
      <text:p text:style-name="P4"><text:s text:c="4"/><text:tab/><text:tab/>1 <text:s/>PS2MOUSE_DATA <text:s text:c="3"/>(0x50)</text:p>
      <text:p text:style-name="P4"><text:s text:c="4"/><text:tab/><text:tab/>2 <text:s/>PS2MOUSE_DATA <text:s text:c="2"/>(0x50)</text:p>
      <text:p text:style-name="P4"><text:s text:c="5"/><text:tab/><text:tab/>3 <text:s/>Mouse number <text:s text:c="5"/>(0-2)</text:p>
      <text:p text:style-name="P4"><text:s text:c="5"/><text:tab/><text:tab/>4 <text:s/>status <text:s text:c="11"/>(lsb) <text:s/>//Status bits: bit 7: y overflow; bit 6: x overflow; bit 5: y sign; bit 4: x sign; </text:p>
      <text:p text:style-name="P4"><text:s text:c="5"/><text:tab/><text:tab/>5 <text:s/>status <text:s text:c="11"/>(msb) //bit 3: always 1; bit 2: middle button; bit 1:right button; bit 0: left button</text:p>
      <text:p text:style-name="P4"><text:s text:c="5"/><text:tab/><text:tab/>6 <text:s/>x position <text:s text:c="7"/>(lsb)</text:p>
      <text:p text:style-name="P4"><text:s text:c="5"/><text:tab/><text:tab/>7 <text:s/>x position <text:s text:c="7"/>(msb)</text:p>
      <text:p text:style-name="P4"><text:s text:c="5"/><text:tab/><text:tab/>8 <text:s/>y position <text:s text:c="7"/>(lsb)</text:p>
      <text:p text:style-name="P4"><text:s text:c="5"/><text:tab/><text:tab/>9 <text:s/>y position <text:s text:c="7"/>(msb)</text:p>
      <text:p text:style-name="P4"><text:s text:c="5"/><text:tab/><text:tab/>10 wheel <text:s text:c="12"/>(lsb) <text:s/>// three buttons mode: bit 0-7: wheel move</text:p>
      <text:p text:style-name="P4"><text:s text:c="5"/><text:tab/><text:tab/>11 wheel <text:s text:c="12"/>(msb) // five buttons mode: bit 5: five button; bit 4: four button; bit 0-3: wheel move</text:p>
      <text:p text:style-name="P4"><text:s text:c="5"/><text:tab/><text:tab/>12 END_SYSEX <text:s text:c="7"/>(0xF7)</text:p>
      <text:p text:style-name="Standard"><text:s text:c="7"/></text:p>
      <text:p text:style-name="Standard">El evento <text:span text:style-name="T4">OnMouseData</text:span><text:span text:style-name="T5">, se activa con la petición </text:span><text:span text:style-name="T4">queryData</text:span><text:span text:style-name="T5"> o cuando la propiedad </text:span><text:span text:style-name="T4">Reporting</text:span><text:span text:style-name="T5"> es True, dando los datos de positión del ratón y de los botones pulsados.</text:span></text:p>
      <text:p text:style-name="P2">El evento <text:span text:style-name="T1">OnMouseDeviceID</text:span>, se activa con la petición <text:span text:style-name="T1">queryDeviceID</text:span> y devuelve el tipo de rató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6-12T10:24:59.827000000</dc:date>
    <meta:editing-duration>PT2H19M48S</meta:editing-duration>
    <meta:editing-cycles>16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138" meta:word-count="944" meta:character-count="7105" meta:non-whitespace-character-count="5291"/>
  </office:meta>
</office:document-meta>
</file>